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9c5" officeooo:paragraph-rsid="000259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AY SORTING ALGORITHMS</text:p>
      <text:p text:style-name="P1"/>
      <text:p text:style-name="P1">MAIS RÁPIDOS</text:p>
      <text:p text:style-name="P1"/>
      <text:p text:style-name="P1">Quicksort, Mergesort</text:p>
      <text:p text:style-name="P1"/>
      <text:p text:style-name="P1">MAIS LENTOS</text:p>
      <text:p text:style-name="P1"/>
      <text:p text:style-name="P1">Buble Sort, Insertion Sort, Selection Sort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21:31:20.557529692</meta:creation-date>
    <dc:date>2022-09-08T21:35:58.835479898</dc:date>
    <meta:editing-duration>PT4M38S</meta:editing-duration>
    <meta:editing-cycles>1</meta:editing-cycles>
    <meta:document-statistic meta:table-count="0" meta:image-count="0" meta:object-count="0" meta:page-count="1" meta:paragraph-count="5" meta:word-count="15" meta:character-count="109" meta:non-whitespace-character-count="99"/>
    <meta:generator>LibreOffice/7.3.5.2$Linux_X86_64 LibreOffice_project/30$Build-2</meta:generator>
  </office:meta>
</office:document-meta>
</file>